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8.8598in"/>
    </style:style>
    <style:style style:name="co4" style:family="table-column">
      <style:table-column-properties fo:break-before="auto" style:column-width="3.9437in"/>
    </style:style>
    <style:style style:name="co5" style:family="table-column">
      <style:table-column-properties fo:break-before="auto" style:column-width="3.867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25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STT</text:p>
          </table:table-cell>
          <table:table-cell table:style-name="ce1" office:value-type="string">
            <text:p>Tên báo cáo</text:p>
          </table:table-cell>
          <table:table-cell table:style-name="ce1" office:value-type="string">
            <text:p>Nguồn dữ liệu</text:p>
          </table:table-cell>
          <table:table-cell table:style-name="ce1" office:value-type="string">
            <text:p>Công ty kiểm toán/ Soát xét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ản cáo bạch</text:p>
          </table:table-cell>
          <table:table-cell office:value-type="string">
            <text:p>http://finance.vietstock.vn/LAS/tai-tai-lieu.htm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>
            <text:p>http://ezsearch.fpts.com.vn/Services/EzData/default2.aspx?s=108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áo cáo tài chính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2009">
            <text:p>2009</text:p>
          </table:table-cell>
          <table:table-cell office:value-type="string">
            <text:p>http://ezsearch.fpts.com.vn/Services/EzData/default2.aspx?s=1089</text:p>
          </table:table-cell>
          <table:table-cell office:value-type="string">
            <text:p>Công ty TNHH Tư vấn Kế toán và Kiểm toán Việt Nam (AV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string">
            <text:p>http://ezsearch.fpts.com.vn/Services/EzData/default2.aspx?s=1089</text:p>
          </table:table-cell>
          <table:table-cell office:value-type="string">
            <text:p>Công ty TNHH Tư vấn Kế toán và Kiểm toán Việt Nam (AV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string">
            <text:p>http://ezsearch.fpts.com.vn/Services/EzData/default2.aspx?s=1089</text:p>
          </table:table-cell>
          <table:table-cell office:value-type="string">
            <text:p>Công ty TNHH Tư vấn Kế toán và Kiểm toán Việt Nam (AV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-Quý I</text:p>
          </table:table-cell>
          <table:table-cell office:value-type="string">
            <text:p>http://ezsearch.fpts.com.vn/Services/EzData/default2.aspx?s=1089</text:p>
          </table:table-cell>
          <table:table-cell office:value-type="string">
            <text:p>Công ty TNHH Tư vấn Kế toán và Kiểm toán Việt Nam (AVA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Quý II</text:p>
          </table:table-cell>
          <table:table-cell office:value-type="string">
            <text:p>http://s.cafef.vn/hastc/LAS-cong-ty-co-phan-supe-phot-phat-va-hoa-chat-lam-thao.chn</text:p>
          </table:table-cell>
          <table:table-cell office:value-type="string">
            <text:p>Công ty TNHH Tư vấn Kế toán và Kiểm toán Việt Nam (AVA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Quý III</text:p>
          </table:table-cell>
          <table:table-cell office:value-type="string">
            <text:p>http://finance.vietstock.vn/LAS/tai-tai-lieu.htm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áo cáo phân tích</text:p>
          </table:table-cell>
          <table:table-cell office:value-type="string">
            <text:p>http://www.stockbiz.vn/Stocks/LAS/CompanyReports.aspx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>
            <text:p>http://www.bvsc.com.vn/Baoviet/website/Modules/Quote/Cty_phan_tich_dowload.aspx?cat=14862&amp;idtablink=tab_link4_2&amp;lang=vi-V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>
            <text:p>http://www.vcbs.com.vn/Research/Company.aspx?tab=6&amp;stock_symbol=LA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>
            <text:p>http://www.bsc.com.vn/Downloads.aspx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>
            <text:p>https://www.hsc.com.vn/hscportal/reports/hscCustomerOnly.do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>
            <text:p>http://gafin.vn/bao-cao-phan-tich/LAS-cong-ty-co-phan-supe-phot-phat-va-hoa-chat-lam-thao.htm#phan-tich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>
            <text:p>https://www.vndirect.com.vn/portal/online/web/analysis/ReportCompany-6868-1351062629800e2015da7345eda4e5ccb37e49b75d355.shtml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>
            <text:p>http://www.vssc.com.vn/AnalysisReport.aspx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>
            <text:p>http://www.vcsc.com.vn/Shared/Views/Web/AnalysisReport.aspx?menuid=6&amp;subid=3&amp;catid=13&amp;lang=vi-vn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>
            <text:p>http://www.vdsc.com.vn/tabid/149/default.aspx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>
            <text:p>http://www.ors.com.vn/226/Reports/Default.aspx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1/14/2012</text:date>, <text:time>10:0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0-24T11:31:25.68</meta:creation-date>
    <dc:date>2012-11-14T10:05:28.32</dc:date>
    <meta:editing-duration>PT01H01M24S</meta:editing-duration>
    <meta:editing-cycles>5</meta:editing-cycles>
    <meta:generator>OpenOffice.org/3.0$Win32 OpenOffice.org_project/300m9$Build-9358</meta:generator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